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4130bb"/>
    </style:style>
    <style:style style:name="P4" style:family="paragraph" style:parent-style-name="Standard">
      <style:text-properties officeooo:rsid="0056ece6" officeooo:paragraph-rsid="0057e000"/>
    </style:style>
    <style:style style:name="P5" style:family="paragraph" style:parent-style-name="Standard">
      <style:text-properties fo:font-style="normal" officeooo:rsid="0057e000" officeooo:paragraph-rsid="004130bb" style:font-style-asian="normal" style:font-style-complex="normal"/>
    </style:style>
    <style:style style:name="P6" style:family="paragraph" style:parent-style-name="Text_20_body">
      <style:paragraph-properties fo:margin-top="0in" fo:margin-bottom="0in" loext:contextual-spacing="false"/>
      <style:text-properties officeooo:paragraph-rsid="004130bb"/>
    </style:style>
    <style:style style:name="P7" style:family="paragraph" style:parent-style-name="Text_20_body">
      <style:paragraph-properties fo:margin-top="0in" fo:margin-bottom="0in" loext:contextual-spacing="false"/>
      <style:text-properties officeooo:rsid="0044c721" officeooo:paragraph-rsid="0044c721"/>
    </style:style>
    <style:style style:name="P8" style:family="paragraph" style:parent-style-name="Standard">
      <style:text-properties officeooo:paragraph-rsid="005c5fd9"/>
    </style:style>
    <style:style style:name="P9" style:family="paragraph" style:parent-style-name="Text_20_body" style:list-style-name="L1">
      <style:paragraph-properties fo:margin-top="0in" fo:margin-bottom="0in" loext:contextual-spacing="false"/>
      <style:text-properties officeooo:paragraph-rsid="005c5fd9"/>
    </style:style>
    <style:style style:name="T1" style:family="text">
      <style:text-properties officeooo:rsid="000daaba"/>
    </style:style>
    <style:style style:name="T2" style:family="text">
      <style:text-properties fo:font-style="normal" style:font-style-asian="normal" style:font-style-complex="normal"/>
    </style:style>
    <style:style style:name="T3" style:family="text">
      <style:text-properties fo:font-style="normal" officeooo:rsid="003a73e7" style:font-style-asian="normal" style:font-style-complex="normal"/>
    </style:style>
    <style:style style:name="T4" style:family="text">
      <style:text-properties fo:font-style="normal" officeooo:rsid="004130bb" style:font-style-asian="normal" style:font-style-complex="normal"/>
    </style:style>
    <style:style style:name="T5" style:family="text">
      <style:text-properties fo:font-style="normal" officeooo:rsid="0057e000" style:font-style-asian="normal" style:font-style-complex="normal"/>
    </style:style>
    <style:style style:name="T6"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56ece6"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5888dd"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5ad164"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5c5fd9" style:font-size-asian="12pt" style:font-style-asian="normal" style:font-weight-asian="normal" style:font-size-complex="12pt" style:font-style-complex="normal" style:font-weight-complex="normal"/>
    </style:style>
    <style:style style:name="T11" style:family="text">
      <style:text-properties officeooo:rsid="004130bb"/>
    </style:style>
    <style:style style:name="T12" style:family="text">
      <style:text-properties officeooo:rsid="0050f657"/>
    </style:style>
    <style:style style:name="T13" style:family="text">
      <style:text-properties officeooo:rsid="0057e000"/>
    </style:style>
    <style:style style:name="T14" style:family="text">
      <style:text-properties officeooo:rsid="005888dd"/>
    </style:style>
    <style:style style:name="T15" style:family="text">
      <style:text-properties officeooo:rsid="005ad164"/>
    </style:style>
    <style:style style:name="T16" style:family="text">
      <style:text-properties officeooo:rsid="005c5fd9"/>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DAT 650</text:span><text:span text:style-name="T4">: </text:span><text:span text:style-name="T5">Advanced Data Analytics</text:span></text:p>
      <text:p text:style-name="P5"/>
      <text:p text:style-name="P8"><text:span text:style-name="T3">Module</text:span><text:span text:style-name="Emphasis"><text:span text:style-name="T6"> </text:span></text:span><text:span text:style-name="Emphasis"><text:span text:style-name="T9">F</text:span></text:span><text:span text:style-name="Emphasis"><text:span text:style-name="T10">ive</text:span></text:span><text:span text:style-name="Emphasis"><text:span text:style-name="T8"> - </text:span></text:span><text:span text:style-name="Strong_20_Emphasis"><text:span text:style-name="T7">Data Understanding</text:span></text:span></text:p>
      <text:p text:style-name="P8"><text:span text:style-name="Strong_20_Emphasis"><text:span text:style-name="T7">Analyze the Available Data</text:span></text:span></text:p>
      <text:p text:style-name="P4"><text:span text:style-name="Emphasis"><text:span text:style-name="T2"/></text:span></text:p>
      <text:p text:style-name="P2"><text:span text:style-name="T15">7/</text:span><text:span text:style-name="T16">4</text:span><text:span text:style-name="T12">/</text:span><text:span text:style-name="T13">20</text:span><text:span text:style-name="T11">22</text:span></text:p>
      <text:p text:style-name="P1"/>
      <text:p text:style-name="P1">Learning Object<text:span text:style-name="T1">i</text:span>ves</text:p>
      <text:p text:style-name="P6"/>
      <text:list xml:id="list3602624329" text:style-name="L1">
        <text:list-item>
          <text:p text:style-name="P9">Discriminate between available versus unavailable data</text:p>
        </text:list-item>
        <text:list-item>
          <text:p text:style-name="P9">Identify what additional data sources, both internal and external, could support the organization</text:p>
        </text:list-item>
      </text:list>
      <text:p text:style-name="P6"/>
      <text:p text:style-name="P7">Module Overview</text:p>
      <text:p text:style-name="P7"/>
      <text:section text:style-name="Sect1" text:name="d2l_read_element_1">
        <text:section text:style-name="Sect1" text:name="Section1">
          <text:section text:style-name="Sect1" text:name="Section2">
            <text:section text:style-name="Sect1" text:name="Section3">
              <text:section text:style-name="Sect1" text:name="Section4">
                <text:p text:style-name="Text_20_body">It is often said that three skills are required to conduct advanced analytics—data management, business knowledge, and statistics skills. Often, business knowledge is required to understand the relationships between the data, data quality expectations, missing data, and other pertinent data sets. In this module, we will describe the characteristics of the data used in the final project.</text:p>
                <text:p text:style-name="Text_20_body">The CRISP-DM processes allow us to formalize an approach to enable data-driven insights. As discussed in previous modules and applied through our use cases, each organization has objectives to achieve and advanced analytics is an often-used technique. For our use cases, we have a sample data set available for our use. Assuming we were employed with the organization that our use case is being applied to, we would likely have access to many other data sources. These data sources could be structured or unstructured data. In this module, we will explore the data available to us, the data unavailable, and what data would make modeling more effective.</text:p>
              </text:section>
            </text:section>
          </text:section>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7-04T10:51:52.019154617</dc:date>
    <meta:editing-duration>P2DT7H24M9S</meta:editing-duration>
    <meta:editing-cycles>46</meta:editing-cycles>
    <meta:generator>LibreOffice/6.4.7.2$Linux_X86_64 LibreOffice_project/40$Build-2</meta:generator>
    <meta:document-statistic meta:table-count="0" meta:image-count="0" meta:object-count="0" meta:page-count="1" meta:paragraph-count="10" meta:word-count="205" meta:character-count="1329" meta:non-whitespace-character-count="1137"/>
  </office:meta>
</office:document-meta>
</file>